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gif" manifest:full-path="Pictures/1000000000000191000001B0CA0EC3EA.gif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gr1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>
      <style:graphic-properties draw:stroke="none" draw:fill="none" draw:auto-grow-height="false" fo:min-height="1.25cm" style:protect="position size"/>
    </style:style>
    <style:style style:name="gr7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8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0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1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2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gr13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>
        <style:tab-stops>
          <style:tab-stop style:position="0.78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4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>
        <style:tab-stops>
          <style:tab-stop style:position="0.78cm"/>
        </style:tab-stops>
      </style:paragraph-properties>
      <style:text-properties fo:font-size="20pt" style:font-size-asian="20pt" style:font-size-complex="20pt"/>
    </style:style>
    <style:style style:name="P7" style:family="paragraph">
      <style:paragraph-properties fo:text-align="center">
        <style:tab-stops>
          <style:tab-stop style:position="0.78cm"/>
        </style:tab-stops>
      </style:paragraph-properties>
    </style:style>
    <style:style style:name="P8" style:family="paragraph">
      <style:paragraph-properties fo:text-align="center">
        <style:tab-stops>
          <style:tab-stop style:position="0.78cm"/>
        </style:tab-stops>
      </style:paragraph-properties>
      <style:text-properties fo:color="#dc2300" fo:font-size="32pt" fo:text-shadow="1pt 1pt" style:font-size-asian="32pt" style:font-size-complex="32pt"/>
    </style:style>
    <style:style style:name="P9" style:family="paragraph">
      <style:paragraph-properties fo:margin-left="0.778cm" fo:margin-right="0cm" fo:text-indent="0cm">
        <style:tab-stops>
          <style:tab-stop style:position="0.78cm"/>
        </style:tab-stops>
      </style:paragraph-properties>
    </style:style>
    <style:style style:name="P10" style:family="paragraph">
      <style:paragraph-properties fo:text-align="center"/>
      <style:text-properties fo:color="#dc2300" fo:font-size="32pt" fo:text-shadow="1pt 1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start">
        <style:tab-stops>
          <style:tab-stop style:position="0.78cm"/>
        </style:tab-stops>
      </style:paragraph-properties>
    </style:style>
    <style:style style:name="P12" style:family="paragraph">
      <style:paragraph-properties fo:text-align="start">
        <style:tab-stops>
          <style:tab-stop style:position="0.78cm"/>
        </style:tab-stops>
      </style:paragraph-properties>
      <style:text-properties fo:font-size="18pt"/>
    </style:style>
    <style:style style:name="P13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18pt"/>
    </style:style>
    <style:style style:name="T4" style:family="text">
      <style:text-properties fo:font-family="Dustismo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6" style:family="text">
      <style:text-properties fo:color="#dc2300" fo:font-size="32pt" fo:text-shadow="1pt 1pt" fo:font-weight="bold" style:font-size-asian="32pt" style:font-weight-asian="bold" style:font-size-complex="32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0000" fo:font-family="Dustismo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778cm" text:min-label-width="0.77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1" draw:layer="layout" svg:width="25.2cm" svg:height="16cm" svg:x="1.4cm" svg:y="3.8cm">
          <draw:text-box>
            <text:list text:style-name="L1">
              <text:list-item>
                <text:p xml:id="id3" text:id="id3" text:style-name="P1"><text:tab/><text:span text:style-name="T1">ist eine stabile, auf Debians unstable-Zweig (sid) basierte Linux-Distribution</text:span></text:p>
              </text:list-item>
            </text:list>
            <text:p text:style-name="P1"><text:span text:style-name="T1"/></text:p>
          </draw:text-box>
        </draw:frame>
        <draw:frame draw:style-name="gr2" draw:text-style-name="P3" draw:layer="layout" svg:width="25.2cm" svg:height="1.7cm" svg:x="1.4cm" svg:y="1.9cm">
          <draw:text-box>
            <text:p xml:id="id2" text:id="id2" text:style-name="P2"><text:span text:style-name="T2">Projekt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  <anim:transitionFilter smil:dur="0.5s" smil:targetElement="id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xml:id="id4" draw:id="id4">
        <office:forms form:automatic-focus="false" form:apply-design-mode="false"/>
        <draw:frame draw:style-name="gr4" draw:text-style-name="P4" draw:layer="layout" svg:width="25.2cm" svg:height="16cm" svg:x="1.4cm" svg:y="3.8cm">
          <draw:text-box>
            <text:list text:style-name="L1">
              <text:list-item>
                <text:p xml:id="id6" text:id="id6" text:style-name="P1"><text:span text:style-name="T3"><text:tab/></text:span><text:span text:style-name="T1">eigenes Repository für</text:span><text:span text:style-name="T3"> </text:span><text:span text:style-name="T4">sidux</text:span><text:span text:style-name="T3">-</text:span><text:span text:style-name="T1">Kernel, -Applikationen, -Artwork und Fixes.</text:span></text:p>
              </text:list-item>
            </text:list>
            <text:p text:style-name="P1"><text:span text:style-name="T1"/></text:p>
          </draw:text-box>
        </draw:frame>
        <draw:frame draw:style-name="gr2" draw:text-style-name="P3" draw:layer="layout" svg:width="25.2cm" svg:height="1.7cm" svg:x="1.4cm" svg:y="1.9cm">
          <draw:text-box>
            <text:p xml:id="id5" text:id="id5" text:style-name="P2"><text:span text:style-name="T2">Besonderheiten:</text:span></text:p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0;width" smil:keyTimes="0;1"/>
                  <anim:animate smil:dur="0.5s" smil:fill="hold" smil:targetElement="id5" anim:sub-item="text" smil:attributeName="height" smil:values="0;height" smil:keyTimes="0;1"/>
                  <anim:transitionFilter smil:dur="0.5s" smil:targetElement="id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xml:id="id7" draw:id="id7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xml:id="id8" text:id="id8" text:style-name="P2"><text:span text:style-name="T2">CD/DVD-Releases:</text:span></text:p>
          </draw:text-box>
        </draw:frame>
        <draw:frame draw:style-name="gr5" draw:text-style-name="P6" draw:layer="layout" svg:width="25.2cm" svg:height="16cm" svg:x="1.4cm" svg:y="3.8cm">
          <draw:text-box>
            <text:list text:style-name="L2">
              <text:list-item>
                <text:list>
                  <text:list-item>
                    <text:p xml:id="id9" text:id="id9" text:style-name="P1"><text:span text:style-name="T1">werden zu 4 mal pro Jahr veröffentlicht</text:span></text:p>
                  </text:list-item>
                </text:list>
                <text:p text:style-name="P1"><text:span text:style-name="T1"/></text:p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transitionFilter smil:dur="0.5s" smil:targetElement="id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xml:id="id10" draw:id="id10">
        <office:forms form:automatic-focus="false" form:apply-design-mode="false"/>
        <draw:frame draw:style-name="gr6" draw:text-style-name="P8" draw:layer="layout" svg:width="25.2cm" svg:height="1.7cm" svg:x="1.4cm" svg:y="1.9cm">
          <draw:text-box>
            <text:p xml:id="id11" text:id="id11" text:style-name="P7"><text:span text:style-name="T2">Varianten und Installationen:</text:span></text:p>
          </draw:text-box>
        </draw:frame>
        <draw:frame draw:style-name="gr7" draw:text-style-name="P4" draw:layer="layout" svg:width="25.2cm" svg:height="16cm" svg:x="1.4cm" svg:y="3.8cm">
          <draw:text-box>
            <text:list text:style-name="L2">
              <text:list-item>
                <text:p xml:id="id12" text:id="id12" text:style-name="P1"><text:span text:style-name="T1"><text:s/></text:span><text:span text:style-name="T1"><text:tab/></text:span><text:span text:style-name="T1">Live-DVD 'KDE-Full', mit aktuellem KDE4 aus sid und vielen</text:span><text:span text:style-name="T1"><text:line-break/></text:span><text:span text:style-name="T1"><text:tab/></text:span><text:span text:style-name="T1">Anwendungsprogrammen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width" smil:values="0;width" smil:keyTimes="0;1"/>
                  <anim:animate smil:dur="0.5s" smil:fill="hold" smil:targetElement="id11" anim:sub-item="text" smil:attributeName="height" smil:values="0;height" smil:keyTimes="0;1"/>
                  <anim:transitionFilter smil:dur="0.5s" smil:targetElement="id1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xml:id="id13" draw:id="id13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xml:id="id14" text:id="id14" text:style-name="P2"><text:span text:style-name="T2">Hardware-Anforderungen:</text:span></text:p>
          </draw:text-box>
        </draw:frame>
        <draw:frame draw:style-name="gr8" draw:text-style-name="P4" draw:layer="layout" svg:width="25.2cm" svg:height="16cm" svg:x="1.4cm" svg:y="3.8cm">
          <draw:text-box>
            <text:list text:style-name="L2">
              <text:list-item>
                <text:p xml:id="id15" text:id="id15" text:style-name="P1"><text:span text:style-name="T1"><text:tab/></text:span><text:span text:style-name="T1">für 32 Bit: CPU die den vollständigen i686 Befehlssatz unterstützt </text:span><text:span text:style-name="T1"><text:line-break/></text:span><text:span text:style-name="T1"><text:tab/></text:span><text:span text:style-name="T1">(quasi alle bekannten INTEL/AMD-Chips)</text:span></text:p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0;width" smil:keyTimes="0;1"/>
                  <anim:animate smil:dur="0.5s" smil:fill="hold" smil:targetElement="id14" anim:sub-item="text" smil:attributeName="height" smil:values="0;height" smil:keyTimes="0;1"/>
                  <anim:transitionFilter smil:dur="0.5s" smil:targetElement="id1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xml:id="id16" draw:id="id16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xml:id="id17" text:id="id17" text:style-name="P2"><text:span text:style-name="T2">Hilfe:</text:span></text:p>
          </draw:text-box>
        </draw:frame>
        <draw:frame draw:style-name="gr9" draw:text-style-name="P4" draw:layer="layout" svg:width="25.2cm" svg:height="16cm" svg:x="1.4cm" svg:y="3.8cm">
          <draw:text-box>
            <text:list text:style-name="L2">
              <text:list-item>
                <text:p xml:id="id18" text:id="id18" text:style-name="P1"><text:span text:style-name="T1"><text:s/></text:span><text:span text:style-name="T1"><text:tab/></text:span><text:span text:style-name="T1">im offiziellen Handbuch (aktuell in 16 Sprachen) unter</text:span><text:span text:style-name="T1"><text:line-break/></text:span><text:span text:style-name="T1"><text:tab/></text:span><text:span text:style-name="T5">http://manual.sidux.com</text:span></text:p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16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width" smil:values="0;width" smil:keyTimes="0;1"/>
                  <anim:animate smil:dur="0.5s" smil:fill="hold" smil:targetElement="id17" anim:sub-item="text" smil:attributeName="height" smil:values="0;height" smil:keyTimes="0;1"/>
                  <anim:transitionFilter smil:dur="0.5s" smil:targetElement="id1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xml:id="id19" draw:id="id19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xml:id="id20" text:id="id20" text:style-name="P2"><text:span text:style-name="T2">Aktivitäten der Community:</text:span></text:p>
          </draw:text-box>
        </draw:frame>
        <draw:frame draw:style-name="gr10" draw:text-style-name="P4" draw:layer="layout" svg:width="25.2cm" svg:height="16cm" svg:x="1.4cm" svg:y="3.8cm">
          <draw:text-box>
            <text:p text:style-name="P1"><text:span text:style-name="T1"/></text:p>
            <text:list text:style-name="L3">
              <text:list-item>
                <text:p xml:id="id21" text:id="id21" text:style-name="P9"><text:span text:style-name="T1">regelmäßige Anwendertreffen und/oder Stammtische, bei denen man Gleichgesinnte in geselliger Atmosphäre treffen und kennenlernen kann</text:span></text:p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19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0;width" smil:keyTimes="0;1"/>
                  <anim:animate smil:dur="0.5s" smil:fill="hold" smil:targetElement="id20" anim:sub-item="text" smil:attributeName="height" smil:values="0;height" smil:keyTimes="0;1"/>
                  <anim:transitionFilter smil:dur="0.5s" smil:targetElement="id20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xml:id="id22" draw:id="id22">
        <office:forms form:automatic-focus="false" form:apply-design-mode="false"/>
        <draw:frame draw:style-name="gr2" draw:text-style-name="P10" draw:layer="layout" svg:width="25.2cm" svg:height="1.7cm" svg:x="1.4cm" svg:y="1.9cm">
          <draw:text-box>
            <text:p text:style-name="P2"><text:span text:style-name="T6">Kommende Treffen:</text:span></text:p>
          </draw:text-box>
        </draw:frame>
        <draw:frame draw:style-name="gr11" draw:text-style-name="P4" draw:layer="layout" svg:width="25.2cm" svg:height="16cm" svg:x="1.4cm" svg:y="3.8cm">
          <draw:text-box>
            <text:p text:style-name="P1"><text:span text:style-name="T1"/></text:p>
            <text:list text:style-name="L2">
              <text:list-item>
                <text:p text:style-name="P9"><text:span text:style-name="T1">17. September 2010 Meet &amp; Greet, Hamburg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xml:id="id23" draw:id="id23">
        <office:forms form:automatic-focus="false" form:apply-design-mode="false"/>
        <draw:frame draw:style-name="gr12" draw:text-style-name="P12" draw:layer="layout" svg:width="25.2cm" svg:height="16cm" svg:x="1.4cm" svg:y="3.8cm">
          <draw:text-box>
            <text:p xml:id="id25" text:id="id25" text:style-name="P11"><text:span text:style-name="T1">Der </text:span><text:span text:style-name="T7">sidux e.V.</text:span><text:span text:style-name="T1"> ist mit seinem Messestand unter anderem vertreten bei:</text:span></text:p>
            <text:p text:style-name="P11"><text:span text:style-name="T1"/></text:p>
          </draw:text-box>
        </draw:frame>
        <draw:frame draw:style-name="gr2" draw:text-style-name="P10" draw:layer="layout" svg:width="25.2cm" svg:height="1.7cm" svg:x="1.4cm" svg:y="1.9cm">
          <draw:text-box>
            <text:p xml:id="id24" text:id="id24" text:style-name="P2"><text:span text:style-name="T6">sidux e.V.:</text:span></text:p>
          </draw:text-box>
        </draw:frame>
        <anim:par presentation:node-type="timing-root">
          <anim:par smil:begin="id23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0;width" smil:keyTimes="0;1"/>
                  <anim:animate smil:dur="0.5s" smil:fill="hold" smil:targetElement="id24" anim:sub-item="text" smil:attributeName="height" smil:values="0;height" smil:keyTimes="0;1"/>
                  <anim:transitionFilter smil:dur="0.5s" smil:targetElement="id2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xml:id="id26" draw:id="id26">
        <office:forms form:automatic-focus="false" form:apply-design-mode="false"/>
        <draw:frame draw:style-name="gr13" draw:text-style-name="P13" draw:layer="layout" svg:width="25.2cm" svg:height="16cm" svg:x="1.4cm" svg:y="3.8cm">
          <draw:text-box>
            <text:p xml:id="id28" text:id="id28" text:style-name="P7"><text:span text:style-name="T1">Viel Spaß mit </text:span><text:span text:style-name="T4">sidux</text:span><text:span text:style-name="T1"> und eine interessante Zeit bei der FrOSCon 2010 in St. Augustin wünschen Ihnen:</text:span></text:p>
            <text:p text:style-name="P7"><text:span text:style-name="T1"/></text:p>
            <text:p xml:id="id29" text:id="id29" text:style-name="P11"><text:span text:style-name="T1"/></text:p>
            <text:p text:style-name="P7"><text:span text:style-name="T7">?</text:span><text:span text:style-name="T7"><text:tab/></text:span><text:span text:style-name="T7"><text:tab/></text:span><text:span text:style-name="T7">?</text:span></text:p>
            <text:p xml:id="id30" text:id="id30" text:style-name="P7"><text:span text:style-name="T7"/></text:p>
            <text:p text:style-name="P7"><text:span text:style-name="T7">? <text:s text:c="2"/>?</text:span></text:p>
            <text:p text:style-name="P7"><text:span text:style-name="T7"/></text:p>
            <text:p xml:id="id31" text:id="id31" text:style-name="P7"><text:span text:style-name="T7">?</text:span><text:span text:style-name="T7"><text:tab/></text:span><text:span text:style-name="T7"> <text:s/>?</text:span></text:p>
            <text:p text:style-name="P11"><text:span text:style-name="T7"/></text:p>
            <text:p text:style-name="P7"><text:span text:style-name="T1">Ihr </text:span><text:span text:style-name="T4">sidux </text:span><text:span text:style-name="T8">e.V.</text:span><text:span text:style-name="T1"> Team</text:span></text:p>
          </draw:text-box>
        </draw:frame>
        <draw:frame draw:style-name="gr2" draw:text-style-name="P3" draw:layer="layout" svg:width="25.2cm" svg:height="1.7cm" svg:x="1.4cm" svg:y="1.9cm">
          <draw:text-box>
            <text:p xml:id="id27" text:id="id27" text:style-name="P2"><text:span text:style-name="T2">SIGINT 2010</text:span></text:p>
          </draw:text-box>
        </draw:frame>
        <anim:par presentation:node-type="timing-root">
          <anim:par smil:begin="id26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0;width" smil:keyTimes="0;1"/>
                  <anim:animate smil:dur="0.5s" smil:fill="hold" smil:targetElement="id27" anim:sub-item="text" smil:attributeName="height" smil:values="0;height" smil:keyTimes="0;1"/>
                  <anim:transitionFilter smil:dur="0.5s" smil:targetElement="id2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width" smil:values="0;width" smil:keyTimes="0;1"/>
                  <anim:animate smil:dur="0.5s" smil:fill="hold" smil:targetElement="id29" anim:sub-item="text" smil:attributeName="height" smil:values="0;height" smil:keyTimes="0;1"/>
                  <anim:transitionFilter smil:dur="0.5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0;width" smil:keyTimes="0;1"/>
                  <anim:animate smil:dur="0.5s" smil:fill="hold" smil:targetElement="id30" anim:sub-item="text" smil:attributeName="height" smil:values="0;height" smil:keyTimes="0;1"/>
                  <anim:transitionFilter smil:dur="0.5s" smil:targetElement="id30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0;width" smil:keyTimes="0;1"/>
                  <anim:animate smil:dur="0.5s" smil:fill="hold" smil:targetElement="id30" anim:sub-item="text" smil:attributeName="height" smil:values="0;height" smil:keyTimes="0;1"/>
                  <anim:transitionFilter smil:dur="0.5s" smil:targetElement="id30" anim:sub-item="text" smil:type="fade" smil:subtype="crossfade"/>
                </anim:par>
              </anim:par>
              <anim:par smil:begin="3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width*0.05;width" smil:keyTimes="0;1"/>
                  <anim:animate smil:dur="0.5s" smil:fill="hold" smil:targetElement="id31" anim:sub-item="text" smil:attributeName="height" smil:values="height;height" smil:keyTimes="0;1"/>
                  <anim:animate smil:dur="0.5s" smil:fill="hold" smil:targetElement="id31" anim:sub-item="text" smil:attributeName="x" smil:values="x-.2;x" smil:keyTimes="0;1"/>
                  <anim:animate smil:dur="0.5s" smil:fill="hold" smil:targetElement="id31" anim:sub-item="text" smil:attributeName="y" smil:values="y;y" smil:keyTimes="0;1"/>
                  <anim:transitionFilter smil:dur="0.5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5" style:family="graphic" style:parent-style-name="standard">
      <style:graphic-properties svg:stroke-width="0.1cm" svg:stroke-color="#800000" draw:marker-start-width="0.46cm" draw:marker-end-width="0.46cm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ffffff" fo:font-size="11pt" style:font-size-asian="11pt" style:font-size-complex="11pt"/>
    </style:style>
    <style:style style:name="MP6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7" style:family="paragraph">
      <style:paragraph-properties fo:text-align="center"/>
      <style:text-properties fo:color="#808080" fo:font-size="9pt" style:font-size-asian="9pt" style:font-size-complex="9pt"/>
    </style:style>
    <style:style style:name="MP8" style:family="paragraph">
      <style:paragraph-properties fo:text-align="end"/>
    </style:style>
    <style:style style:name="MP9" style:family="paragraph">
      <style:text-properties fo:font-family="Arial" style:font-family-generic="swiss" style:font-pitch="variable" fo:font-weight="bold" style:font-weight-asian="bold" style:font-weight-complex="bold"/>
    </style:style>
    <style:style style:name="MP10" style:family="paragraph">
      <style:text-properties fo:color="#cccccc" style:text-outline="false" fo:font-family="Arial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999999" fo:font-family="Arial" style:font-family-generic="swiss" style:font-pitch="variable" fo:font-size="9pt" style:font-size-asian="9pt" style:font-size-complex="9pt"/>
    </style:style>
    <style:style style:name="MT6" style:family="text">
      <style:text-properties fo:color="#cccccc" style:text-outline="false" fo:font-family="Arial" style:font-family-generic="swiss" style:font-pitch="variable" fo:font-size="54pt" fo:text-shadow="none" fo:font-weight="bold" style:font-size-asian="54pt" style:font-weight-asian="bold" style:font-size-complex="54pt" style:font-weight-complex="bold"/>
    </style:style>
    <style:style style:name="MT7" style:family="text">
      <style:text-properties fo:color="#ff0000" style:text-outline="false" fo:font-family="Arial" style:font-family-generic="swiss" style:font-pitch="variable" fo:font-size="54pt" fo:text-shadow="none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4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custom-shape draw:style-name="Mgr5" draw:text-style-name="MP5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79cm" svg:x="1.4cm" svg:y="3.8cm" presentation:class="outline" presentation:placeholder="true">
        <draw:text-box/>
      </draw:frame>
      <draw:frame presentation:style-name="Mpr1" draw:text-style-name="MP6" draw:layer="backgroundobjects" svg:width="6.52cm" svg:height="0.8cm" svg:x="1.6cm" svg:y="20.031cm" presentation:class="date-time">
        <draw:text-box>
          <text:p text:style-name="MP6"><text:span text:style-name="MT2">SIGINT 2012 [ v01]</text:span></text:p>
        </draw:text-box>
      </draw:frame>
      <draw:frame presentation:style-name="Mpr2" draw:text-style-name="MP7" draw:layer="backgroundobjects" svg:width="8.88cm" svg:height="0.8cm" svg:x="9.576cm" svg:y="20.031cm" presentation:class="footer">
        <draw:text-box>
          <text:p text:style-name="MP7"><text:span text:style-name="MT3">© 2012</text:span><text:span text:style-name="MT4"> sidux 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10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6" draw:text-style-name="MP10" draw:layer="backgroundobjects" svg:width="10cm" svg:height="2.232cm" svg:x="1.5cm" svg:y="-0.2cm">
        <draw:text-box>
          <text:p text:style-name="MP9"><text:span text:style-name="MT6">sidux </text:span><text:span text:style-name="MT7">e.V.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lter Güldenberg</meta:initial-creator>
    <meta:creation-date>2010-03-23T10:25:51.05</meta:creation-date>
    <dc:date>2012-04-17T12:19:50</dc:date>
    <meta:editing-duration>PT8H6M57S</meta:editing-duration>
    <meta:editing-cycles>59</meta:editing-cycles>
    <meta:generator>LibreOffice/3.5$Linux_x86 LibreOffice_project/350m1$Build-202</meta:generator>
    <dc:creator>walter </dc:creator>
    <meta:document-statistic meta:object-count="65"/>
  </office:meta>
</office:document-meta>
</file>